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9000001F23ADF2E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dc2300" draw:fill="none" draw:textarea-vertical-align="middle"/>
    </style:style>
    <style:style style:name="gr3" style:family="graphic" style:parent-style-name="standard">
      <style:graphic-properties svg:stroke-color="#dc23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2.938cm" svg:height="13.176cm" svg:x="4.393cm" svg:y="7.407cm">
          <draw:image xlink:href="Pictures/10000000000001E9000001F23ADF2E54.png" xlink:type="simple" xlink:show="embed" xlink:actuate="onLoad">
            <text:p/>
          </draw:image>
        </draw:frame>
        <draw:connector draw:style-name="gr2" draw:text-style-name="P1" draw:layer="layout" draw:type="line" svg:x1="10.862cm" svg:y1="7.407cm" svg:x2="10.862cm" svg:y2="7.407cm" draw:start-shape="id1" draw:end-shape="id1" svg:d="m10862 7407v0">
          <text:p/>
        </draw:connector>
        <draw:line draw:style-name="gr2" draw:text-style-name="P1" xml:id="id2" draw:id="id2" draw:layer="layout" svg:x1="15.351cm" svg:y1="10.779cm" svg:x2="4.302cm" svg:y2="10.779cm">
          <text:p/>
        </draw:line>
        <draw:line draw:style-name="gr2" draw:text-style-name="P1" xml:id="id3" draw:id="id3" draw:layer="layout" svg:x1="5.953cm" svg:y1="10.017cm" svg:x2="17.383cm" svg:y2="10.017cm">
          <text:p/>
        </draw:line>
        <draw:connector draw:style-name="gr3" draw:text-style-name="P1" xml:id="id5" draw:id="id5" draw:layer="layout" draw:line-skew="0.12cm" svg:x1="4.302cm" svg:y1="10.779cm" svg:x2="4.683cm" svg:y2="10.398cm" draw:start-shape="id2" draw:start-glue-point="3" svg:d="m4302 10779v-381h381v0">
          <text:p/>
        </draw:connector>
        <draw:connector draw:style-name="gr3" draw:text-style-name="P1" xml:id="id4" draw:id="id4" draw:layer="layout" draw:line-skew="-0.505cm" svg:x1="15.351cm" svg:y1="10.779cm" svg:x2="15.859cm" svg:y2="10.433cm" draw:start-shape="id2" draw:start-glue-point="1" svg:d="m15351 10779v0-346h508">
          <text:p/>
        </draw:connector>
        <draw:connector draw:style-name="gr3" draw:text-style-name="P1" draw:layer="layout" draw:line-skew="-0.501cm" svg:x1="17.383cm" svg:y1="10.017cm" svg:x2="15.859cm" svg:y2="10.433cm" draw:start-shape="id3" draw:start-glue-point="1" draw:end-shape="id4" draw:end-glue-point="3" svg:d="m17383 10017v0 416h-1524">
          <text:p/>
        </draw:connector>
        <draw:connector draw:style-name="gr3" draw:text-style-name="P1" draw:layer="layout" draw:line-skew="0.635cm" svg:x1="5.953cm" svg:y1="10.017cm" svg:x2="4.683cm" svg:y2="10.398cm" draw:start-shape="id3" draw:start-glue-point="3" draw:end-shape="id5" draw:end-glue-point="3" svg:d="m5953 10017v0 381h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3-07-29T11:34:59.60</meta:creation-date>
    <dc:date>2013-08-27T16:56:35.17</dc:date>
    <dc:creator>Rahul Pandita</dc:creator>
    <meta:editing-duration>PT6M56S</meta:editing-duration>
    <meta:editing-cycles>2</meta:editing-cycles>
    <meta:generator>OpenOffice/4.0.0$Win32 OpenOffice.org_project/400m3$Build-9702</meta:generator>
    <meta:document-statistic meta:object-count="8"/>
  </office:meta>
</office:document-meta>
</file>